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okephp_logo1.png"/>
  <manifest:file-entry manifest:media-type="image/png" manifest:full-path="Pictures/pokephp_logo2.png"/>
  <manifest:file-entry manifest:media-type="image/png" manifest:full-path="Pictures/porque_php3.png"/>
  <manifest:file-entry manifest:media-type="image/png" manifest:full-path="Pictures/pokephp_logo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" style:family="graphic" style:parent-style-name="standard">
      <style:graphic-properties draw:fill="none" draw:fill-color="#FFFFFF" draw:stroke="none" fo:wrap-option="wrap"/>
    </style:style>
    <style:style style:family="drawing-page" style:name="stylePage2">
      <style:drawing-page-properties/>
    </style:style>
    <style:style style:name="gr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" style:family="graphic" style:parent-style-name="standard">
      <style:graphic-properties draw:fill="none" draw:fill-color="#FFFFFF" draw:stroke="none" fo:wrap-option="wrap"/>
    </style:style>
    <style:style style:name="gr9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491e7e8458fdb13e77c75af104ca4c70" style:family="paragraph">
      <style:paragraph-properties fo:text-align="center"/>
    </style:style>
    <style:style style:name="P_fe2fa8cf8f01206ff0b8ee0c73560319" style:family="paragraph">
      <style:paragraph-properties fo:text-align="left"/>
    </style:style>
    <style:style style:name="P_fed41f8861f110f17705a70e6ab94d45" style:family="paragraph">
      <style:paragraph-properties fo:text-align="center"/>
    </style:style>
    <style:style style:name="T_cb92e8fbb7ecd53d9ad398844f22ffdf" style:family="text">
      <style:text-properties fo:color="#E06B20" fo:font-family="Calibri" fo:font-size="60pt" fo:font-weight="bold" fo:language="en-US"/>
    </style:style>
    <style:style style:name="T_364cc1c87d9abe05aace86b758effaa8" style:family="text">
      <style:text-properties fo:color="#555555" fo:font-family="Calibri" fo:font-size="20pt" fo:font-weight="bold" fo:language="en-US"/>
    </style:style>
    <style:style style:name="T_7d9b1aa2542dab9c3ad50aa5baa4565b" style:family="text">
      <style:text-properties fo:color="#E06B20" fo:font-family="Calibri" fo:font-size="60pt" fo:font-weight="bold" fo:language="en-US"/>
    </style:style>
  </office:automatic-styles>
  <office:body>
    <office:presentation>
      <draw:page draw:master-page-name="Standard" draw:style-name="stylePage0">
        <draw:frame draw:name="PokePHP Logo" svg:width="0.953cm" svg:height="0.953cm" svg:x="0.265cm" svg:y="0.265cm" draw:style-name="gr1">
          <draw:image xlink:href="Pictures/pokephp_logo1.png" xlink:type="simple" xlink:show="embed" xlink:actuate="onLoad">
            <text:p/>
          </draw:image>
        </draw:frame>
        <draw:frame draw:style-name="gr2" svg:width="15.875cm" svg:height="7.938cm" svg:x="4.498cm" svg:y="5.292cm">
          <draw:text-box>
            <text:p text:style-name="P_491e7e8458fdb13e77c75af104ca4c70">
              <text:span text:style-name="T_cb92e8fbb7ecd53d9ad398844f22ffdf">Stand-Up do Pokemãobr!</text:span>
            </text:p>
          </draw:text-box>
        </draw:frame>
        <draw:frame draw:style-name="gr3" svg:width="15.875cm" svg:height="2.646cm" svg:x="0.265cm" svg:y="16.933cm">
          <draw:text-box>
            <text:p text:style-name="P_fe2fa8cf8f01206ff0b8ee0c73560319">
              <text:span text:style-name="T_364cc1c87d9abe05aace86b758effaa8">@pokemaobr</text:span>
            </text:p>
          </draw:text-box>
        </draw:frame>
      </draw:page>
      <draw:page draw:master-page-name="Standard" draw:style-name="stylePage1">
        <draw:frame draw:name="PokePHP Logo" svg:width="0.953cm" svg:height="0.953cm" svg:x="0.265cm" svg:y="0.265cm" draw:style-name="gr4">
          <draw:image xlink:href="Pictures/pokephp_logo2.png" xlink:type="simple" xlink:show="embed" xlink:actuate="onLoad">
            <text:p/>
          </draw:image>
        </draw:frame>
        <draw:frame draw:name="Por que PHP" svg:width="13.229cm" svg:height="13.229cm" svg:x="0.265cm" svg:y="0.265cm" draw:style-name="gr5">
          <draw:image xlink:href="Pictures/porque_php3.png" xlink:type="simple" xlink:show="embed" xlink:actuate="onLoad">
            <text:p/>
          </draw:image>
        </draw:frame>
        <draw:frame draw:style-name="gr6" svg:width="15.875cm" svg:height="2.646cm" svg:x="0.265cm" svg:y="16.933cm">
          <draw:text-box>
            <text:p text:style-name="P_fe2fa8cf8f01206ff0b8ee0c73560319">
              <text:span text:style-name="T_364cc1c87d9abe05aace86b758effaa8">@pokemaobr</text:span>
            </text:p>
          </draw:text-box>
        </draw:frame>
      </draw:page>
      <draw:page draw:master-page-name="Standard" draw:style-name="stylePage2">
        <draw:frame draw:name="PokePHP Logo" svg:width="0.953cm" svg:height="0.953cm" svg:x="0.265cm" svg:y="0.265cm" draw:style-name="gr7">
          <draw:image xlink:href="Pictures/pokephp_logo4.png" xlink:type="simple" xlink:show="embed" xlink:actuate="onLoad">
            <text:p/>
          </draw:image>
        </draw:frame>
        <draw:frame draw:style-name="gr8" svg:width="15.875cm" svg:height="7.938cm" svg:x="4.498cm" svg:y="5.292cm">
          <draw:text-box>
            <text:p text:style-name="P_fed41f8861f110f17705a70e6ab94d45">
              <text:span text:style-name="T_7d9b1aa2542dab9c3ad50aa5baa4565b">Obrigado!</text:span>
            </text:p>
          </draw:text-box>
        </draw:frame>
        <draw:frame draw:style-name="gr9" svg:width="15.875cm" svg:height="2.646cm" svg:x="0.265cm" svg:y="16.933cm">
          <draw:text-box>
            <text:p text:style-name="P_fe2fa8cf8f01206ff0b8ee0c73560319">
              <text:span text:style-name="T_364cc1c87d9abe05aace86b758effaa8">@pokemaobr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8-04-17T13:37:41.000</dc:date>
    <dc:description/>
    <dc:subject/>
    <dc:title>Untitled Presentation</dc:title>
    <meta:creation-date>2018-04-17T13:37:41.000</meta:creation-date>
    <meta:initial-creator>Unknown Creator</meta:initial-creator>
    <meta:keyword/>
  </office:meta>
</office:document-meta>
</file>